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officeooo:rsid="00183702" officeooo:paragraph-rsid="00183702"/>
    </style:style>
    <style:style style:name="P2" style:family="paragraph" style:parent-style-name="Standard">
      <style:paragraph-properties fo:line-height="200%"/>
    </style:style>
    <style:style style:name="T1" style:family="text">
      <style:text-properties officeooo:rsid="0018a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1">What is the phone number for volcano tour guide?</text:span></text:p>
      <text:p text:style-name="P2">- <text:span text:style-name="T1">What times do the public buses run during the day?<text:line-break/>- What is the address for car rentals?<text:line-break/>- What is the name of rainforest tour guide?</text:span></text:p>
      <text:p text:style-name="P2">- <text:span text:style-name="T1">How many supermarkets are there on the island?</text:span></text:p>
      <text:p text:style-name="P2">- <text:span text:style-name="T1">Is there much violent crime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3702" officeooo:paragraph-rsid="0018370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BJECTIVE USABILITY TASKS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3:58:37.086135378</meta:creation-date>
    <dc:date>2024-02-07T15:29:21.994402375</dc:date>
    <meta:editing-duration>PT4M15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5" meta:word-count="57" meta:character-count="292" meta:non-whitespace-character-count="239"/>
  </office:meta>
</office:document-meta>
</file>